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5.729166666666667in"/>
    </style:style>
    <style:style style:name="co13" style:family="table-column">
      <style:table-column-properties fo:break-before="auto" style:column-width="2.406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3541666666666667in"/>
    </style:style>
    <style:style style:name="co17" style:family="table-column">
      <style:table-column-properties fo:break-before="auto" style:column-width="1.479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26.6">
            <text:p>26.6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21.5">
            <text:p>21.5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3">
            <text:p>0.3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16.5">
            <text:p>16.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475">
            <text:p>147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1104">
            <text:p>1104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/Incendiary Devic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 Used on Officer(s)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21">
            <text:p>2.10%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2" office:value-type="percentage" office:value="0.048">
            <text:p>4.80%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2" office:value-type="percentage" office:value="0.745">
            <text:p>74.50%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2" office:value-type="percentage" office:value="0.059">
            <text:p>5.9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18">
            <text:p>11.8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1">
            <text:p>1.0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4">
            <text:p>204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1">
            <text:p>27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75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3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1029">
            <text:p>1029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31.5">
            <text:p>31.5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508">
            <text:p>508</text:p>
          </table:table-cell>
          <table:table-cell table:style-name="ce21" office:value-type="float" office:value="34.4">
            <text:p>34.4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5.6">
            <text:p>15.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75">
            <text:p>147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09">
            <text:p>209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not reported for 13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